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6" style:family="table-row">
      <style:table-row-properties style:min-row-height="0.0681in" style:use-optimal-row-height="false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10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10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e5fa" officeooo:paragraph-rsid="0074e5f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Table_20_Contents">
      <style:text-properties officeooo:paragraph-rsid="00309b92"/>
    </style:style>
    <style:style style:name="P9" style:family="paragraph" style:parent-style-name="Table_20_Contents">
      <style:text-properties officeooo:paragraph-rsid="0030e3ee"/>
    </style:style>
    <style:style style:name="P10" style:family="paragraph" style:parent-style-name="Table_20_Contents">
      <style:text-properties officeooo:paragraph-rsid="005c1ee9"/>
    </style:style>
    <style:style style:name="P11" style:family="paragraph" style:parent-style-name="Table_20_Contents">
      <style:text-properties officeooo:paragraph-rsid="00628eb1"/>
    </style:style>
    <style:style style:name="P12" style:family="paragraph" style:parent-style-name="Table_20_Contents">
      <style:text-properties officeooo:paragraph-rsid="006bb395"/>
    </style:style>
    <style:style style:name="P13" style:family="paragraph" style:parent-style-name="Table_20_Contents">
      <style:text-properties officeooo:paragraph-rsid="0068ef19"/>
    </style:style>
    <style:style style:name="P14" style:family="paragraph" style:parent-style-name="Table_20_Contents">
      <style:text-properties officeooo:paragraph-rsid="006ff72e"/>
    </style:style>
    <style:style style:name="P15" style:family="paragraph" style:parent-style-name="Table_20_Contents">
      <style:text-properties officeooo:paragraph-rsid="007520d5"/>
    </style:style>
    <style:style style:name="P16" style:family="paragraph" style:parent-style-name="Table_20_Contents">
      <style:text-properties officeooo:paragraph-rsid="007ac9e6"/>
    </style:style>
    <style:style style:name="P17" style:family="paragraph" style:parent-style-name="Table_20_Contents">
      <style:text-properties officeooo:paragraph-rsid="0081eab0"/>
    </style:style>
    <style:style style:name="P18" style:family="paragraph" style:parent-style-name="Table_20_Contents">
      <style:text-properties officeooo:paragraph-rsid="00825727"/>
    </style:style>
    <style:style style:name="P19" style:family="paragraph" style:parent-style-name="Table_20_Contents">
      <style:text-properties officeooo:paragraph-rsid="00887268"/>
    </style:style>
    <style:style style:name="P20" style:family="paragraph" style:parent-style-name="Table_20_Contents">
      <style:text-properties officeooo:paragraph-rsid="00a5ae7b"/>
    </style:style>
    <style:style style:name="P21" style:family="paragraph" style:parent-style-name="Table_20_Contents">
      <style:text-properties officeooo:paragraph-rsid="00ae6b8c"/>
    </style:style>
    <style:style style:name="P22" style:family="paragraph" style:parent-style-name="Table_20_Contents">
      <style:text-properties officeooo:paragraph-rsid="00b44e3f"/>
    </style:style>
    <style:style style:name="P23" style:family="paragraph" style:parent-style-name="Table_20_Contents">
      <style:text-properties officeooo:paragraph-rsid="00b51c51"/>
    </style:style>
    <style:style style:name="P24" style:family="paragraph" style:parent-style-name="Table_20_Contents">
      <style:text-properties officeooo:paragraph-rsid="00b70c60"/>
    </style:style>
    <style:style style:name="P25" style:family="paragraph" style:parent-style-name="Table_20_Contents">
      <style:text-properties officeooo:paragraph-rsid="00bae5ad"/>
    </style:style>
    <style:style style:name="P26" style:family="paragraph" style:parent-style-name="Table_20_Contents">
      <style:text-properties officeooo:paragraph-rsid="0071e9a7"/>
    </style:style>
    <style:style style:name="P27" style:family="paragraph" style:parent-style-name="Table_20_Contents">
      <style:text-properties officeooo:paragraph-rsid="00bb3e3e"/>
    </style:style>
    <style:style style:name="P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paragraph-rsid="005c1ee9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08234e" style:language-asian="zxx" style:country-asian="none" style:language-complex="zxx" style:country-complex="none"/>
    </style:style>
    <style:style style:name="P31" style:family="paragraph" style:parent-style-name="Standard">
      <style:text-properties style:font-name="Courier New" fo:font-size="10pt" fo:language="en" fo:country="US" officeooo:paragraph-rsid="00b70c60" style:font-size-asian="10pt" style:font-size-complex="10pt"/>
    </style:style>
    <style:style style:name="P32" style:family="paragraph" style:parent-style-name="Standard">
      <style:text-properties officeooo:paragraph-rsid="00b70c60"/>
    </style:style>
    <style:style style:name="P3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4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ae6b8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b86936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6bb395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68ef19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89a1a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a7c71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21486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22873a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a72377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b70c6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bb3e3e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style:font-name="Courier New" fo:font-size="10pt" fo:language="zxx" fo:country="none" fo:font-style="italic" officeooo:rsid="00759ae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42148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b0eec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b262c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2e577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b51c51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0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1" style:family="text">
      <style:text-properties style:font-name="Courier New" fo:font-size="10pt" fo:language="zxx" fo:country="none" fo:font-weight="bold" officeooo:rsid="0042148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Courier New" fo:font-size="10pt" fo:language="zxx" fo:country="none" fo:font-weight="bold" officeooo:rsid="004e24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3" style:family="text">
      <style:text-properties style:font-name="Courier New" fo:font-size="10pt" fo:language="zxx" fo:country="none" fo:font-weight="bold" officeooo: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4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35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36" style:family="text">
      <style:text-properties style:font-name="Courier New" fo:font-size="10pt" fo:language="zxx" fo:country="none" fo:font-weight="bold" officeooo:rsid="004e243b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style:font-name="Courier New" fo:font-size="10pt" fo:language="zxx" fo:country="none" fo:font-weight="bold" officeooo:rsid="00514693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Courier New" fo:font-size="10pt" fo:language="zxx" fo:country="none" fo:font-weight="bold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" style:family="text">
      <style:text-properties style:font-name="Courier New" fo:font-size="10pt" fo:language="zxx" fo:country="none" fo:font-weight="bold" officeooo:rsid="0024448f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4e243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font-weight="normal" officeooo:rsid="0081eab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style:font-name="Courier New" fo:font-size="10pt" fo:language="zxx" fo:country="none" fo:font-weight="normal" officeooo:rsid="0064a0c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font-size="10pt" fo:language="zxx" fo:country="none" fo:font-weight="normal" officeooo:rsid="009edd9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8" style:family="text">
      <style:text-properties style:font-name="Courier New" fo:font-size="10pt" fo:language="zxx" fo:country="none" fo:font-weight="normal" officeooo:rsid="00ae6b8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9" style:family="text">
      <style:text-properties style:font-name="Courier New" fo:font-size="10pt" fo:language="zxx" fo:country="none" fo:font-weight="normal" officeooo:rsid="002e577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0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1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style:font-name="Courier New" fo:font-size="10pt" fo:language="zxx" fo:country="none" fo:font-weight="normal" officeooo:rsid="00bae5a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3" style:family="text">
      <style:text-properties style:font-name="Courier New" fo:font-size="10pt" fo:language="zxx" fo:country="none" fo:font-weight="normal" officeooo:rsid="0042148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4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style:font-name="Courier New" fo:language="zxx" fo:country="none" fo:font-weight="bold" officeooo:rsid="00b70c60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57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58" style:family="text">
      <style:text-properties style:font-name="Courier New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9" style:family="text">
      <style:text-properties style:font-name="Courier New" fo:language="zxx" fo:country="none" fo:font-weight="normal" officeooo:rsid="00a0b3bc" style:language-asian="zxx" style:country-asian="none" style:font-weight-asian="normal" style:language-complex="zxx" style:country-complex="none" style:font-weight-complex="normal"/>
    </style:style>
    <style:style style:name="T60" style:family="text">
      <style:text-properties style:font-name="Courier New" fo:language="zxx" fo:country="none" fo:font-weight="normal" officeooo:rsid="00b70c60" style:language-asian="zxx" style:country-asian="none" style:font-weight-asian="normal" style:language-complex="zxx" style:country-complex="none" style:font-weight-complex="normal"/>
    </style:style>
    <style:style style:name="T61" style:family="text">
      <style:text-properties style:font-name="Courier New" fo:language="zxx" fo:country="none" fo:font-weight="normal" officeooo:rsid="002e5776" style:language-asian="zxx" style:country-asian="none" style:font-weight-asian="normal" style:language-complex="zxx" style:country-complex="none" style:font-weight-complex="normal"/>
    </style:style>
    <style:style style:name="T62" style:family="text">
      <style:text-properties style:font-name="Courier New" officeooo:rsid="008a454b"/>
    </style:style>
    <style:style style:name="T63" style:family="text">
      <style:text-properties style:font-name="Courier New" officeooo:rsid="00a1f5e0"/>
    </style:style>
    <style:style style:name="T64" style:family="text">
      <style:text-properties style:font-name="Courier New" officeooo:rsid="008e74b4"/>
    </style:style>
    <style:style style:name="T65" style:family="text">
      <style:text-properties style:font-name="Courier New" officeooo:rsid="008b13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Default_20_Paragraph_20_Font"><text:span text:style-name="T1">Celestra cheatsheet – v2.</text:span></text:span><text:span text:style-name="Default_20_Paragraph_20_Font"><text:span text:style-name="T2">6</text:span></text:span><text:span text:style-name="Default_20_Paragraph_20_Font"><text:span text:style-name="T1">.</text:span></text:span><text:span text:style-name="Default_20_Paragraph_20_Font"><text:span text:style-name="T3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4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6"><text:s/>celestra </text:span></text:span><text:span text:style-name="Default_20_Paragraph_20_Font"><text:span text:style-name="T5"><text:s/>and/or the </text:span></text:span><text:span text:style-name="Default_20_Paragraph_20_Font"><text:span text:style-name="T6"><text:s/>_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6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4">Core API</text:p>
          </table:table-cell>
          <table:table-cell table:style-name="Táblázat1.A1" office:value-type="string">
            <text:p text:style-name="P4">DOM</text:p>
          </table:table-cell>
          <table:table-cell table:style-name="Táblázat1.C1" office:value-type="string">
            <text:p text:style-name="P6"><text:span text:style-name="Source_20_Text"><text:span text:style-name="T62">ES6</text:span></text:span><text:span text:style-name="Source_20_Text"><text:span text:style-name="T63">E</text:span></text:span><text:span text:style-name="Source_20_Text"><text:span text:style-name="T62"> (</text:span></text:span><text:span text:style-name="Source_20_Text"><text:span text:style-name="T64">with</text:span></text:span><text:span text:style-name="Source_20_Text"><text:span text:style-name="T65"> </text:span></text:span><text:span text:style-name="Source_20_Text"><text:span text:style-name="T62">celestra-es6.</text:span></text:span><text:span text:style-name="Source_20_Text"><text:span text:style-name="T65">min</text:span></text:span><text:span text:style-name="Source_20_Text"><text:span text:style-name="T62">.js)</text:span></text:span></text:p>
          </table:table-cell>
        </table:table-row>
        <table:table-row>
          <table:table-cell table:style-name="Táblázat1.A10" table:number-rows-spanned="9" office:value-type="string">
            <text:p text:style-name="P20"><text:span text:style-name="Source_20_Text"><text:span text:style-name="T7">qsa(&lt;selector&gt;[,context]).forEach(</text:span></text:span><text:span text:style-name="Source_20_Text"><text:span text:style-name="T19">&lt;fn&gt;</text:span></text:span><text:span text:style-name="Source_20_Text"><text:span text:style-name="T7">);</text:span></text:span></text:p>
            <text:p text:style-name="Table_20_Contents"><text:span text:style-name="Source_20_Text"><text:span text:style-name="T7">qs(&lt;selector&gt;[,context]).argument;</text:span></text:span></text:p>
            <text:p text:style-name="Table_20_Contents"><text:span text:style-name="Source_20_Text"><text:span text:style-name="T7">domReady(&lt;function&gt;);</text:span></text:span></text:p>
            <text:p text:style-name="Table_20_Contents"><text:span text:style-name="Source_20_Text"><text:span text:style-name="T7">inherit(&lt;subclass&gt;,&lt;superclass&gt;);</text:span></text:span></text:p>
            <text:p text:style-name="P22"><text:span text:style-name="Source_20_Text"><text:span text:style-name="T7">random(&lt;min&gt;,&lt;max&gt;</text:span></text:span><text:span text:style-name="Source_20_Text"><text:span text:style-name="T22"> </text:span></text:span><text:span text:style-name="Source_20_Text"><text:span text:style-name="T26">or</text:span></text:span><text:span text:style-name="Source_20_Text"><text:span text:style-name="T25"> </text:span></text:span><text:span text:style-name="Source_20_Text"><text:span text:style-name="T7">[max]);</text:span></text:span></text:p>
            <text:p text:style-name="Table_20_Contents"><text:span text:style-name="Source_20_Text"><text:span text:style-name="T7">randomString([length[,specChar]]);</text:span></text:span></text:p>
            <text:p text:style-name="P24"><text:span text:style-name="Source_20_Text"><text:span text:style-name="T7">b64Encode(&lt;string&gt;);</text:span></text:span></text:p>
            <text:p text:style-name="P24"><text:span text:style-name="Source_20_Text"><text:span text:style-name="T7">b64Decode(&lt;string&gt;);</text:span></text:span></text:p>
            <text:p text:style-name="Table_20_Contents"><text:span text:style-name="Source_20_Text"><text:span text:style-name="T7">javaHash(&lt;data&gt;[,hexa]);</text:span></text:span></text:p>
            <text:p text:style-name="Table_20_Contents"><text:span text:style-name="Source_20_Text"><text:span text:style-name="T8">import</text:span></text:span><text:span text:style-name="Source_20_Text"><text:span text:style-name="T7">Script(&lt;url&gt;[,success]);</text:span></text:span></text:p>
            <text:p text:style-name="Table_20_Contents"><text:span text:style-name="Source_20_Text"><text:span text:style-name="T8">import</text:span></text:span><text:span text:style-name="Source_20_Text"><text:span text:style-name="T7">Scripts(&lt;scripts&gt;);</text:span></text:span></text:p>
            <text:p text:style-name="P13"><text:span text:style-name="Source_20_Text"><text:span text:style-name="T8">import</text:span></text:span><text:span text:style-name="Source_20_Text"><text:span text:style-name="T7">Scripts(&lt;script</text:span></text:span><text:span text:style-name="Source_20_Text"><text:span text:style-name="T9">1</text:span></text:span><text:span text:style-name="Source_20_Text"><text:span text:style-name="T7">&gt;[,</text:span></text:span><text:span text:style-name="Source_20_Text"><text:span text:style-name="T9">script</text:span></text:span><text:span text:style-name="Source_20_Text"><text:span text:style-name="T7">N]);</text:span></text:span></text:p>
            <text:p text:style-name="P12"><text:span text:style-name="Source_20_Text"><text:span text:style-name="T8">import</text:span></text:span><text:span text:style-name="Source_20_Text"><text:span text:style-name="T7">Style(&lt;href&gt;[,success]);</text:span></text:span></text:p>
            <text:p text:style-name="P12"><text:span text:style-name="Source_20_Text"><text:span text:style-name="T8">import</text:span></text:span><text:span text:style-name="Source_20_Text"><text:span text:style-name="T7">Styles(&lt;styles&gt;);</text:span></text:span></text:p>
            <text:p text:style-name="P12"><text:span text:style-name="Source_20_Text"><text:span text:style-name="T8">import</text:span></text:span><text:span text:style-name="Source_20_Text"><text:span text:style-name="T7">Styles(&lt;style</text:span></text:span><text:span text:style-name="Source_20_Text"><text:span text:style-name="T9">1</text:span></text:span><text:span text:style-name="Source_20_Text"><text:span text:style-name="T7">&gt;[,</text:span></text:span><text:span text:style-name="Source_20_Text"><text:span text:style-name="T9">style</text:span></text:span><text:span text:style-name="Source_20_Text"><text:span text:style-name="T7">N]);</text:span></text:span></text:p>
            <text:p text:style-name="Table_20_Contents"><text:span text:style-name="Source_20_Text"><text:span text:style-name="T7">getUrlVar([name]);</text:span></text:span></text:p>
            <text:p text:style-name="Table_20_Contents"><text:span text:style-name="Source_20_Text"><text:span text:style-name="T7">getUrlVarFromString(&lt;querystr&gt;[,name]);</text:span></text:span></text:p>
            <text:p text:style-name="Table_20_Contents"><text:span text:style-name="Source_20_Text"><text:span text:style-name="T7">obj2string(&lt;object&gt;);</text:span></text:span></text:p>
            <text:p text:style-name="Table_20_Contents"><text:span text:style-name="Source_20_Text"><text:span text:style-name="T7">getType(&lt;variable&gt;[,type]);</text:span></text:span></text:p>
            <text:p text:style-name="Table_20_Contents"><text:span text:style-name="Source_20_Text"><text:span text:style-name="T7">extend([deep,]&lt;target&gt;,&lt;source1&gt;[,srcN]);</text:span></text:span></text:p>
            <text:p text:style-name="Table_20_Contents"><text:span text:style-name="Source_20_Text"><text:span text:style-name="T7">deepAssign(&lt;target&gt;,&lt;source1&gt;[,srcN]);</text:span></text:span></text:p>
            <text:p text:style-name="P27"><text:span text:style-name="Source_20_Text"><text:span text:style-name="T7">for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7">&gt;,&lt;c</text:span></text:span><text:span text:style-name="Source_20_Text"><text:span text:style-name="T21">all</text:span></text:span><text:span text:style-name="Source_20_Text"><text:span text:style-name="T7">b</text:span></text:span><text:span text:style-name="Source_20_Text"><text:span text:style-name="T21">ack</text:span></text:span><text:span text:style-name="Source_20_Text"><text:span text:style-name="T7">&gt;);</text:span></text:span></text:p>
            <text:p text:style-name="P27"><text:span text:style-name="Source_20_Text"><text:span text:style-name="T7">map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7">&gt;,&lt;</text:span></text:span><text:span text:style-name="Source_20_Text"><text:span text:style-name="T20">c</text:span></text:span><text:span text:style-name="Source_20_Text"><text:span text:style-name="T21">all</text:span></text:span><text:span text:style-name="Source_20_Text"><text:span text:style-name="T20">b</text:span></text:span><text:span text:style-name="Source_20_Text"><text:span text:style-name="T21">ack</text:span></text:span><text:span text:style-name="Source_20_Text"><text:span text:style-name="T7">&gt;);</text:span></text:span></text:p>
            <text:p text:style-name="Table_20_Contents"><text:span text:style-name="Source_20_Text"><text:span text:style-name="T7">getFullscreen();</text:span></text:span></text:p>
            <text:p text:style-name="Table_20_Contents"><text:span text:style-name="Source_20_Text"><text:span text:style-name="T7">setFullscreenOn(&lt;selector&gt; </text:span></text:span><text:span text:style-name="Source_20_Text"><text:span text:style-name="T22">or</text:span></text:span><text:span text:style-name="Source_20_Text"><text:span text:style-name="T7"> &lt;element&gt;);</text:span></text:span></text:p>
            <text:p text:style-name="Table_20_Contents"><text:span text:style-name="Source_20_Text"><text:span text:style-name="T7">setFullscreenOff();</text:span></text:span></text:p>
            <text:p text:style-name="Table_20_Contents"><text:span text:style-name="Source_20_Text"><text:span text:style-name="T7">getLocation(&lt;success&gt;[,error]);</text:span></text:span></text:p>
            <text:p text:style-name="Table_20_Contents"><text:span text:style-name="Source_20_Text"><text:span text:style-name="T7">getDoNotTrack();</text:span></text:span></text:p>
            <text:p text:style-name="Table_20_Contents"><text:span text:style-name="Source_20_Text"><text:span text:style-name="T7">form2array(&lt;form&gt;);, form2string(&lt;form&gt;);</text:span></text:span></text:p>
            <text:p text:style-name="P11"><text:span text:style-name="Source_20_Text"><text:span text:style-name="T10">strR</text:span></text:span><text:span text:style-name="Source_20_Text"><text:span text:style-name="T7">emoveTags(&lt;string&gt;);</text:span></text:span></text:p>
            <text:p text:style-name="P11"><text:span text:style-name="Source_20_Text"><text:span text:style-name="T7">strReverse(&lt;string&gt;);</text:span></text:span></text:p>
            <text:p text:style-name="Table_20_Contents"><text:span text:style-name="Source_20_Text"><text:span text:style-name="T7">createFile(&lt;filename&gt;,&lt;content&gt;[,dType]);</text:span></text:span></text:p>
            <text:p text:style-name="P23"><text:span text:style-name="Source_20_Text"><text:span text:style-name="T7">toFunction(&lt;function&gt;);</text:span></text:span></text:p>
            <text:p text:style-name="P23"><text:span text:style-name="Source_20_Text"><text:span text:style-name="T7">bind(&lt;function&gt;,&lt;context&gt;);</text:span></text:span></text:p>
            <text:p text:style-name="P23"><text:span text:style-name="Source_20_Text"><text:span text:style-name="T7">hasOwn(&lt;object&gt;,&lt;property&gt;);</text:span></text:span></text:p>
            <text:p text:style-name="P23"><text:span text:style-name="Source_20_Text"><text:span text:style-name="T13">tap(&lt;</text:span></text:span><text:span text:style-name="Source_20_Text"><text:span text:style-name="T14">value</text:span></text:span><text:span text:style-name="Source_20_Text"><text:span text:style-name="T13">&gt;,&lt;callback&gt;);</text:span></text:span></text:p>
            <text:p text:style-name="P23"><text:span text:style-name="Source_20_Text"><text:span text:style-name="T7">constant(&lt;value&gt;);</text:span></text:span><text:span text:style-name="Source_20_Text"><text:span text:style-name="T22"> </text:span></text:span><text:span text:style-name="Source_20_Text"><text:span text:style-name="T28">and </text:span></text:span><text:span text:style-name="Source_20_Text"><text:span text:style-name="T7">identity(&lt;value&gt;);</text:span></text:span></text:p>
            <text:p text:style-name="P23"><text:span text:style-name="Source_20_Text"><text:span text:style-name="T7">noop();</text:span></text:span><text:span text:style-name="Source_20_Text"><text:span text:style-name="T22"> </text:span></text:span><text:span text:style-name="Source_20_Text"><text:span text:style-name="T28">and </text:span></text:span><text:span text:style-name="Source_20_Text"><text:span text:style-name="T15">T();</text:span></text:span><text:span text:style-name="Source_20_Text"><text:span text:style-name="T27"> </text:span></text:span><text:span text:style-name="Source_20_Text"><text:span text:style-name="T28">and </text:span></text:span><text:span text:style-name="Source_20_Text"><text:span text:style-name="T15">F();</text:span></text:span></text:p>
            <text:p text:style-name="Table_20_Contents"><text:span text:style-name="Source_20_Text"><text:span text:style-name="T7">noConflict();</text:span></text:span><text:span text:style-name="Source_20_Text"><text:span text:style-name="T22"> </text:span></text:span><text:span text:style-name="Source_20_Text"><text:span text:style-name="T28">and </text:span></text:span><text:span text:style-name="Source_20_Text"><text:span text:style-name="T7">version;</text:span></text:span></text:p>
          </table:table-cell>
          <table:table-cell table:style-name="Táblázat1.B3" table:number-rows-spanned="2" office:value-type="string">
            <text:p text:style-name="P8"><text:span text:style-name="Source_20_Text"><text:span text:style-name="T7">domCreate(&lt;type&gt;[,properties[,innerHTML]]);</text:span></text:span></text:p>
            <text:p text:style-name="Table_20_Contents"><text:span text:style-name="Source_20_Text"><text:span text:style-name="T7">domCreate(&lt;</text:span></text:span><text:bookmark text:name="result_box"/><text:span text:style-name="Source_20_Text"><text:span text:style-name="T7">element descriptive object&gt;);</text:span></text:span></text:p>
            <text:p text:style-name="P9"><text:span text:style-name="Source_20_Text"><text:span text:style-name="T7">dom</text:span></text:span><text:span text:style-name="Source_20_Text"><text:span text:style-name="T11">ToElement</text:span></text:span><text:span text:style-name="Source_20_Text"><text:span text:style-name="T7">(&lt;</text:span></text:span><text:bookmark text:name="result_box1"/><text:span text:style-name="Source_20_Text"><text:span text:style-name="T12">htmlString</text:span></text:span><text:span text:style-name="Source_20_Text"><text:span text:style-name="T7">&gt;);</text:span></text:span></text:p>
            <text:p text:style-name="Table_20_Contents"><text:span text:style-name="Source_20_Text"><text:span text:style-name="T7">domGetCSS(&lt;element&gt;,&lt;property&gt;);</text:span></text:span></text:p>
            <text:p text:style-name="Table_20_Contents"><text:span text:style-name="Source_20_Text"><text:span text:style-name="T7">domSetCSS(&lt;element&gt;,&lt;property&gt;,&lt;value&gt;);</text:span></text:span></text:p>
            <text:p text:style-name="Table_20_Contents"><text:span text:style-name="Source_20_Text"><text:span text:style-name="T7">domSetCSS(&lt;element&gt;,&lt;properties&gt;);</text:span></text:span></text:p>
            <text:p text:style-name="Table_20_Contents"><text:span text:style-name="Source_20_Text"><text:span text:style-name="T7">domFadeIn(&lt;element&gt;[,duration[,display]]);</text:span></text:span></text:p>
            <text:p text:style-name="Table_20_Contents"><text:span text:style-name="Source_20_Text"><text:span text:style-name="T7">domFadeOut(&lt;element&gt;[,duration]);</text:span></text:span></text:p>
            <text:p text:style-name="Table_20_Contents"><text:span text:style-name="Source_20_Text"><text:span text:style-name="T7">domFadeToggle(&lt;element&gt;[,duration[,display]]);</text:span></text:span></text:p>
            <text:p text:style-name="Table_20_Contents"><text:span text:style-name="Source_20_Text"><text:span text:style-name="T7">domShow(&lt;element&gt;[,display]);</text:span></text:span></text:p>
            <text:p text:style-name="Table_20_Contents"><text:span text:style-name="Source_20_Text"><text:span text:style-name="T7">domHide(&lt;element&gt;);</text:span></text:span></text:p>
            <text:p text:style-name="Table_20_Contents"><text:span text:style-name="Source_20_Text"><text:span text:style-name="T7">domToggle(&lt;element&gt;[,display]);</text:span></text:span></text:p>
            <text:p text:style-name="Table_20_Contents"><text:span text:style-name="Source_20_Text"><text:span text:style-name="T7">domOn(&lt;eventTarget&gt;,&lt;eventType&gt;,&lt;callback&gt;);</text:span></text:span></text:p>
            <text:p text:style-name="Table_20_Contents"><text:span text:style-name="Source_20_Text"><text:span text:style-name="T7">domOff(&lt;eventTarget&gt;,&lt;eventType&gt;,&lt;callback&gt;);</text:span></text:span></text:p>
            <text:p text:style-name="Table_20_Contents"><text:span text:style-name="Source_20_Text"><text:span text:style-name="T7">domTrigger(&lt;eventTarget&gt;,&lt;eventType&gt;);</text:span></text:span></text:p>
            <text:p text:style-name="Table_20_Contents"><text:span text:style-name="Source_20_Text"><text:span text:style-name="T7">domSiblings(&lt;element&gt;);</text:span></text:span></text:p>
          </table:table-cell>
          <table:table-cell table:style-name="Táblázat1.C3" office:value-type="string">
            <text:p text:style-name="P24"><text:span text:style-name="Source_20_Text"><text:span text:style-name="T33">Polyfills:</text:span></text:span></text:p>
            <text:p text:style-name="P24"><text:span text:style-name="Source_20_Text"><text:span text:style-name="T45">GeneratorFunction</text:span></text:span><text:span text:style-name="Source_20_Text"><text:span text:style-name="T47">();</text:span></text:span></text:p>
          </table:table-cell>
        </table:table-row>
        <table:table-row>
          <table:covered-table-cell/>
          <table:covered-table-cell/>
          <table:table-cell table:style-name="Táblázat1.C3" office:value-type="string">
            <text:p text:style-name="P31"><text:span text:style-name="Source_20_Text"><text:span text:style-name="T55">Functions:</text:span></text:span></text:p>
            <text:p text:style-name="P31"><text:span text:style-name="Source_20_Text"><text:span text:style-name="T58">forOf(&lt;collection&gt;,&lt;callback&gt;);</text:span></text:span></text:p>
            <text:p text:style-name="P31"><text:span text:style-name="Source_20_Text"><text:span text:style-name="T58">mapOf(&lt;collection&gt;,&lt;callback&gt;);</text:span></text:span></text:p>
            <text:p text:style-name="P31"><text:span text:style-name="Source_20_Text"><text:span text:style-name="T58">filterOf(&lt;collection&gt;,&lt;</text:span></text:span><text:span text:style-name="Source_20_Text"><text:span text:style-name="T59">callback</text:span></text:span><text:span text:style-name="Source_20_Text"><text:span text:style-name="T58">&gt;); sliceOf(&lt;</text:span></text:span><text:span text:style-name="Source_20_Text"><text:span text:style-name="T60">collec.</text:span></text:span><text:span text:style-name="Source_20_Text"><text:span text:style-name="T58">&gt;[,begin[,end]]);</text:span></text:span></text:p>
            <text:p text:style-name="P31"><text:span text:style-name="Source_20_Text"><text:span text:style-name="T58">takeOf(&lt;collection&gt;,&lt;n&gt;);</text:span></text:span></text:p>
            <text:p text:style-name="P32"><text:span text:style-name="Source_20_Text"><text:span text:style-name="T40">dropOf(&lt;collection&gt;,&lt;n&gt;);</text:span></text:span></text:p>
            <text:p text:style-name="P32"><text:span text:style-name="Source_20_Text"><text:span text:style-name="T49">iterRange([start[,step[,end]]]);</text:span></text:span></text:p>
            <text:p text:style-name="P32"><text:span text:style-name="Source_20_Text"><text:span text:style-name="T49">iterCycle(&lt;iter&gt;[,n]);</text:span></text:span></text:p>
            <text:p text:style-name="P32"><text:span text:style-name="Source_20_Text"><text:span text:style-name="T49">iterRepeat(&lt;value&gt;[,n]);</text:span></text:span></text:p>
            <text:p text:style-name="P31"><text:span text:style-name="Source_20_Text"><text:span text:style-name="T61">isGenerator(&lt;value&gt;);</text:span></text:span></text:p>
          </table:table-cell>
        </table:table-row>
        <table:table-row>
          <table:covered-table-cell/>
          <table:table-cell table:style-name="Táblázat1.B4" table:number-columns-spanned="2" office:value-type="string">
            <text:p text:style-name="P4">AJAX and CORS</text:p>
          </table:table-cell>
          <table:covered-table-cell/>
        </table:table-row>
        <table:table-row>
          <table:covered-table-cell/>
          <table:table-cell table:style-name="Táblázat1.B5" table:number-columns-spanned="2" office:value-type="string">
            <text:p text:style-name="Table_20_Contents"><text:span text:style-name="Source_20_Text"><text:span text:style-name="T7">getAjax(&lt;url&gt;,&lt;format&gt;,&lt;success&gt;[,error[,user,&lt;password&gt;]]);</text:span></text:span></text:p>
            <text:p text:style-name="Table_20_Contents"><text:span text:style-name="Source_20_Text"><text:span text:style-name="T7">postAjax(&lt;url&gt;,&lt;data&gt;,&lt;format&gt;,&lt;success&gt;[,error[,user,&lt;password&gt;]]);</text:span></text:span></text:p>
            <text:p text:style-name="Table_20_Contents"><text:span text:style-name="Source_20_Text"><text:span text:style-name="T7">getCors(&lt;url&gt;,&lt;format&gt;,&lt;success&gt;[,error[,user,&lt;password&gt;]]);</text:span></text:span></text:p>
            <text:p text:style-name="Table_20_Contents"><text:span text:style-name="Source_20_Text"><text:span text:style-name="T7">postCors(&lt;url&gt;,&lt;data&gt;,&lt;format&gt;,&lt;success&gt;[,error[,user,&lt;password&gt;]]);</text:span></text:span></text:p>
            <text:p text:style-name="P14"><text:span text:style-name="Source_20_Text"><text:span text:style-name="T30">Ajax shorthands: </text:span></text:span><text:span text:style-name="Source_20_Text"><text:span text:style-name="T7">getJson(&lt;url&gt;,&lt;success&gt;);, getText(&lt;url&gt;,&lt;success&gt;);</text:span></text:span></text:p>
          </table:table-cell>
          <table:covered-table-cell/>
        </table:table-row>
        <table:table-row table:style-name="Táblázat1.6">
          <table:covered-table-cell/>
          <table:table-cell table:style-name="Táblázat1.B4" table:number-columns-spanned="2" office:value-type="string">
            <text:p text:style-name="P4">Cookie</text:p>
          </table:table-cell>
          <table:covered-table-cell/>
        </table:table-row>
        <table:table-row>
          <table:covered-table-cell/>
          <table:table-cell table:style-name="Táblázat1.B7" table:number-columns-spanned="2" office:value-type="string">
            <text:p text:style-name="Table_20_Contents"><text:span text:style-name="Source_20_Text"><text:span text:style-name="T7">setCookie(&lt;name&gt;,&lt;value&gt;[,hours[,path[,domain[,secure[,HttpOnly]]]]]);</text:span></text:span></text:p>
            <text:p text:style-name="Table_20_Contents"><text:span text:style-name="Source_20_Text"><text:span text:style-name="T7">getCookie([name]);</text:span></text:span><text:span text:style-name="Source_20_Text"><text:span text:style-name="T22"> </text:span></text:span><text:span text:style-name="Source_20_Text"><text:span text:style-name="T23">and </text:span></text:span><text:span text:style-name="Source_20_Text"><text:span text:style-name="T7">hasCookie(&lt;name&gt;);</text:span></text:span></text:p>
            <text:p text:style-name="Table_20_Contents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P7">Type Checking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15"><text:span text:style-name="Source_20_Text"><text:span text:style-name="T31">ES5:</text:span></text:span><text:span text:style-name="Source_20_Text"><text:span text:style-name="T41"> isEqual</text:span></text:span><text:span text:style-name="Source_20_Text"><text:span text:style-name="T42">(&lt;value1&gt;,&lt;value2&gt;);</text:span></text:span><text:span text:style-name="Source_20_Text"><text:span text:style-name="T32"> </text:span></text:span><text:span text:style-name="Source_20_Text"><text:span text:style-name="T36"><text:s/></text:span></text:span><text:span text:style-name="Source_20_Text"><text:span text:style-name="T37">only ES5 types </text:span></text:span><text:span text:style-name="Source_20_Text"><text:span text:style-name="T42">, </text:span></text:span><text:span text:style-name="Source_20_Text"><text:span text:style-name="T7">isString(&lt;value&gt;);, isChar(&lt;value&gt;);, isNumber(&lt;value&gt;);, isInteger(&lt;value&gt;);, isFloat(&lt;value&gt;);, isNumeric(&lt;value&gt;);, isBoolean(&lt;value&gt;);, isElement(&lt;value&gt;);, isDate(&lt;value&gt;);, <text:s/>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2"> </text:span></text:span><text:span text:style-name="Source_20_Text"><text:span text:style-name="T7">isRegexp(&lt;value&gt;);</text:span></text:span></text:p>
          </table:table-cell>
          <table:covered-table-cell/>
        </table:table-row>
        <table:table-row>
          <table:covered-table-cell/>
          <table:table-cell table:style-name="Táblázat1.B10" table:number-columns-spanned="2" office:value-type="string">
            <text:p text:style-name="P16"><text:span text:style-name="Source_20_Text"><text:span text:style-name="T31">ES6: </text:span></text:span><text:span text:style-name="Source_20_Text"><text:span text:style-name="T16">isSymbol(&lt;value&gt;);, isMap(&lt;value&gt;);,</text:span></text:span><text:span text:style-name="Source_20_Text"><text:span text:style-name="T24"> </text:span></text:span><text:span text:style-name="Source_20_Text"><text:span text:style-name="T16">isSet(&lt;value&gt;);, isWeakMap</text:span></text:span><text:span text:style-name="Source_20_Text"><text:span text:style-name="T17">(&lt;value&gt;);, isWeakSet(&lt;value&gt;);, isIterator(&lt;value&gt;);, isIterable(&lt;value&gt;);</text:span></text:span></text:p>
          </table:table-cell>
          <table:covered-table-cell/>
        </table:table-row>
      </table:table>
      <text:p text:style-name="P33"/>
      <text:p text:style-name="P28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4">Collection</text:span></text:span><text:span text:style-name="Source_20_Text"><text:span text:style-name="T35">s</text:span></text:span></text:p>
          </table:table-cell>
        </table:table-row>
        <table:table-row>
          <table:table-cell table:style-name="Táblázat4.A2" office:value-type="string">
            <text:p text:style-name="P21"><text:span text:style-name="Source_20_Text"><text:span text:style-name="T31">ES5: </text:span></text:span><text:span text:style-name="Source_20_Text"><text:span text:style-name="T41">forEach(&lt;collection&gt;,&lt;callback&gt;);, map(&lt;collection&gt;,&lt;callback&gt;);, </text:span></text:span></text:p>
            <text:p text:style-name="P25"><text:span text:style-name="Source_20_Text"><text:span text:style-name="T48">a</text:span></text:span><text:span text:style-name="Source_20_Text"><text:span text:style-name="T41">rrayUnion(&lt;collection1&gt;[,collectionN]);, arrayIntersection(&lt;collection1&gt;,&lt;collection2&gt;);, arrayDifference(&lt;collection1&gt;,&lt;collection2&gt;);, arraySymmetricDifference(&lt;collection1&gt;,&lt;collection2&gt;);, </text:span></text:span></text:p>
            <text:p text:style-name="P25"><text:span text:style-name="Source_20_Text"><text:span text:style-name="T41">arrayKeys(&lt;collection&gt;);, arrayValues(&lt;collection&gt;);, arrayEntries(&lt;collection&gt;);, </text:span></text:span></text:p>
            <text:p text:style-name="P26"><text:span text:style-name="Source_20_Text"><text:span text:style-name="T7">uniqueArray</text:span></text:span><text:span text:style-name="Source_20_Text"><text:span text:style-name="T18">(&lt;value&gt;);, </text:span></text:span><text:span text:style-name="Source_20_Text"><text:span text:style-name="T50">uniquePush(&lt;array&gt;,&lt;value&gt;);, arrayClear(&lt;array&gt;);, arrayRemove(&lt;array&gt;,&lt;val&gt;</text:span></text:span><text:span text:style-name="Source_20_Text"><text:span text:style-name="T51">[,all]</text:span></text:span><text:span text:style-name="Source_20_Text"><text:span text:style-name="T50">);, </text:span></text:span></text:p>
            <text:p text:style-name="P25"><text:span text:style-name="Source_20_Text"><text:span text:style-name="T52">arrayM</text:span></text:span><text:span text:style-name="Source_20_Text"><text:span text:style-name="T53">erge([deep,]&lt;target&gt;,&lt;source1&gt;[,srcN]);, </text:span></text:span></text:p>
            <text:p text:style-name="P17"><text:span text:style-name="Source_20_Text"><text:span text:style-name="T43">item(</text:span></text:span><text:span text:style-name="Source_20_Text"><text:span text:style-name="T41">&lt;collection&gt;,</text:span></text:span><text:span text:style-name="Source_20_Text"><text:span text:style-name="T43">&lt;index&gt;</text:span></text:span><text:span text:style-name="Source_20_Text"><text:span text:style-name="T41">);, range(&lt;start&gt;,&lt;end&gt;</text:span></text:span><text:span text:style-name="Source_20_Text"><text:span text:style-name="T44">[,step]</text:span></text:span><text:span text:style-name="Source_20_Text"><text:span text:style-name="T41">);, toPairs(&lt;collection1&gt;,&lt;collection2&gt;);, </text:span></text:span></text:p>
            <text:p text:style-name="P18"><text:span text:style-name="Source_20_Text"><text:span text:style-name="T41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0"><text:span text:style-name="Source_20_Text"><text:span text:style-name="T31">ES6:</text:span></text:span><text:span text:style-name="Source_20_Text"><text:span text:style-name="T41"> </text:span></text:span><text:span text:style-name="Source_20_Text"><text:span text:style-name="T45">setUnion(&lt;collection1&gt;[,collectionN]);, setIntersection(&lt;</text:span></text:span><text:span text:style-name="Source_20_Text"><text:span text:style-name="T46">set1</text:span></text:span><text:span text:style-name="Source_20_Text"><text:span text:style-name="T45">&gt;,&lt;</text:span></text:span><text:span text:style-name="Source_20_Text"><text:span text:style-name="T46">set2</text:span></text:span><text:span text:style-name="Source_20_Text"><text:span text:style-name="T45">&gt;);, setDifference(&lt;</text:span></text:span><text:span text:style-name="Source_20_Text"><text:span text:style-name="T46">set1</text:span></text:span><text:span text:style-name="Source_20_Text"><text:span text:style-name="T45">&gt;,&lt;</text:span></text:span><text:span text:style-name="Source_20_Text"><text:span text:style-name="T46">set2</text:span></text:span><text:span text:style-name="Source_20_Text"><text:span text:style-name="T45">&gt;);, setSymmetricDifference(&lt;</text:span></text:span><text:span text:style-name="Source_20_Text"><text:span text:style-name="T46">set1</text:span></text:span><text:span text:style-name="Source_20_Text"><text:span text:style-name="T45">&gt;,&lt;</text:span></text:span><text:span text:style-name="Source_20_Text"><text:span text:style-name="T46">set2</text:span></text:span><text:span text:style-name="Source_20_Text"><text:span text:style-name="T45">&gt;);</text:span></text:span></text:p>
          </table:table-cell>
        </table:table-row>
      </table:table>
      <text:p text:style-name="P2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5">Polyfills</text:p>
          </table:table-cell>
        </table:table-row>
        <table:table-row>
          <table:table-cell table:style-name="Táblázat3.A6" office:value-type="string">
            <text:p text:style-name="P19"><text:span text:style-name="Source_20_Text"><text:span text:style-name="T29">Array:</text:span></text:span><text:span text:style-name="Source_20_Text"><text:span text:style-name="T40"> Array.prototype.values(); </text:span></text:span><text:span text:style-name="Source_20_Text"><text:span text:style-name="T38"><text:s/></text:span></text:span><text:span text:style-name="Source_20_Text"><text:span text:style-name="T39">ES6 </text:span></text:span><text:span text:style-name="Source_20_Text"><text:span text:style-name="T40">, </text:span></text:span><text:span text:style-name="Source_20_Text"><text:span text:style-name="T7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4">String: </text:span></text:span><text:span text:style-name="Source_20_Text"><text:span text:style-name="T56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4">Object: </text:span></text:span><text:span text:style-name="Source_20_Text"><text:span text:style-name="T56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4">DOM:</text:span></text:span><text:span text:style-name="Source_20_Text"><text:span text:style-name="T56"> </text:span></text:span><text:span text:style-name="Source_20_Text"><text:span text:style-name="T57">globalThis;, </text:span></text:span><text:span text:style-name="Source_20_Text"><text:span text:style-name="T56">window.screenLeft;, window.screenTop;</text:span></text:span><text:span text:style-name="Source_20_Text"><text:span text:style-name="T54">, </text:span></text:span><text:span text:style-name="Source_20_Text"><text:span text:style-name="T56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4">Number: </text:span></text:span><text:span text:style-name="Source_20_Text"><text:span text:style-name="T56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4">Math: </text:span></text:span><text:span text:style-name="Source_20_Text"><text:span text:style-name="T56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8-01-01T17:18:00Z</meta:creation-date>
    <dc:date>2019-03-03T14:27:54.679000000</dc:date>
    <meta:print-date>2018-12-04T09:20:00Z</meta:print-date>
    <meta:editing-cycles>280</meta:editing-cycles>
    <meta:editing-duration>PT15H3M31S</meta:editing-duration>
    <meta:document-statistic meta:table-count="3" meta:image-count="0" meta:object-count="0" meta:page-count="2" meta:paragraph-count="101" meta:word-count="265" meta:character-count="5769" meta:non-whitespace-character-count="5588"/>
    <meta:template xlink:type="simple" xlink:actuate="onRequest" xlink:title="" xlink:href="Normal.dotm"/>
  </office:meta>
</office:document-meta>
</file>